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33fe" officeooo:paragraph-rsid="000033fe"/>
    </style:style>
    <style:style style:name="P2" style:family="paragraph" style:parent-style-name="Standard">
      <style:text-properties officeooo:rsid="00003c8e" officeooo:paragraph-rsid="00003c8e"/>
    </style:style>
    <style:style style:name="P3" style:family="paragraph" style:parent-style-name="Standard">
      <style:text-properties officeooo:rsid="00003c8e" officeooo:paragraph-rsid="0001a3f9"/>
    </style:style>
    <style:style style:name="P4" style:family="paragraph" style:parent-style-name="Standard">
      <style:text-properties officeooo:rsid="0001a3f9" officeooo:paragraph-rsid="0001a3f9"/>
    </style:style>
    <style:style style:name="P5" style:family="paragraph" style:parent-style-name="Standard">
      <style:text-properties officeooo:paragraph-rsid="0001a3f9"/>
    </style:style>
    <style:style style:name="P6" style:family="paragraph" style:parent-style-name="Standard">
      <style:text-properties officeooo:rsid="0002cf08" officeooo:paragraph-rsid="0002cf08"/>
    </style:style>
    <style:style style:name="P7" style:family="paragraph" style:parent-style-name="Standard">
      <style:text-properties fo:font-size="16pt" officeooo:rsid="0002cf08" officeooo:paragraph-rsid="0002cf08" style:font-size-asian="16pt" style:font-size-complex="16pt"/>
    </style:style>
    <style:style style:name="P8" style:family="paragraph" style:parent-style-name="Text_20_body">
      <style:text-properties fo:font-size="16pt" style:font-size-asian="16pt" style:font-size-complex="16pt"/>
    </style:style>
    <style:style style:name="P9" style:family="paragraph" style:parent-style-name="Text_20_body">
      <style:text-properties fo:font-size="16pt" officeooo:paragraph-rsid="0005831d" style:font-size-asian="16pt" style:font-size-complex="16pt"/>
    </style:style>
    <style:style style:name="T1" style:family="text">
      <style:text-properties officeooo:rsid="000033fe"/>
    </style:style>
    <style:style style:name="T2" style:family="text">
      <style:text-properties officeooo:rsid="00003c8e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officeooo:rsid="0001a3f9"/>
    </style:style>
    <style:style style:name="T6" style:family="text">
      <style:text-properties officeooo:rsid="000583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v3.0 9/29/25 final <text:span text:style-name="T1">test</text:span></text:p>
      <text:p text:style-name="P1">Assembled in old oscar rice cooker</text:p>
      <text:p text:style-name="P1"/>
      <text:p text:style-name="P2">1<text:span text:style-name="T3">st</text:span> phase test</text:p>
      <text:p text:style-name="P1">target temp 87c, </text:p>
      <text:p text:style-name="P1">start from 30c - 92c in 13 minutes</text:p>
      <text:p text:style-name="P1">in hold period, first low to 85.36, high to 87.68 ( time out)</text:p>
      <text:p text:style-name="P1"/>
      <text:p text:style-name="P2">2<text:span text:style-name="T3">nd</text:span> phase</text:p>
      <text:p text:style-name="P2"/>
      <text:p text:style-name="P4">test 1:</text:p>
      <text:p text:style-name="P2">target 40c</text:p>
      <text:p text:style-name="P2">start at 40.8, </text:p>
      <text:p text:style-name="P2">low to 39.25</text:p>
      <text:p text:style-name="P2">high to 41,46</text:p>
      <text:p text:style-name="P2"/>
      <text:p text:style-name="P4">test 2:</text:p>
      <text:p text:style-name="P3">target <text:span text:style-name="T5">39</text:span>c</text:p>
      <text:p text:style-name="P3">start at <text:s/>?</text:p>
      <text:p text:style-name="P5"><text:span text:style-name="T2">low to 38.33</text:span></text:p>
      <text:p text:style-name="P5"><text:span text:style-name="T2">high to 40.56</text:span></text:p>
      <text:p text:style-name="P5"/>
      <text:p text:style-name="P6">fork vs oven sensor temp reading</text:p>
      <text:p text:style-name="P8">82.0, 88.74</text:p>
      <text:p text:style-name="P8">81.3, 86.94</text:p>
      <text:p text:style-name="P8">70.0, 74.2</text:p>
      <text:p text:style-name="P8">68.0, 72.2</text:p>
      <text:p text:style-name="P8">64.9, 67.29</text:p>
      <text:p text:style-name="P8">63.6, 66.27</text:p>
      <text:p text:style-name="P8">62.6, 65.52</text:p>
      <text:p text:style-name="P8">59.7, 62.13</text:p>
      <text:p text:style-name="P8">56.8, 59.07</text:p>
      <text:p text:style-name="P8">55.0, 57.01</text:p>
      <text:p text:style-name="P8">52.0, 53.61</text:p>
      <text:p text:style-name="P8">47.2, 48.88</text:p>
      <text:p text:style-name="P8">43.8, 45.19</text:p>
      <text:p text:style-name="P9">43.5, 44.63</text:p>
      <text:p text:style-name="P8">4<text:span text:style-name="T6">0</text:span>.0, 41.41</text:p>
      <text:p text:style-name="P8">38.4, 39.11</text:p>
      <text:p text:style-name="P8">38.1, 38.83</text:p>
      <text:p text:style-name="P8">36.5, 37.16</text:p>
      <text:p text:style-name="P8">35.4, 35.79</text:p>
      <text:p text:style-name="P8"><text:soft-page-break/>34.0, 34.44</text:p>
      <text:p text:style-name="P8">32.8, 32.7</text:p>
      <text:p text:style-name="P8">32.7, 32.66</text:p>
      <text:p text:style-name="P7"/>
      <text:p text:style-name="P6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5-09-29T22:51:04.328000000</dc:date>
    <meta:editing-duration>PT43M57S</meta:editing-duration>
    <meta:editing-cycles>7</meta:editing-cycles>
    <meta:document-statistic meta:table-count="0" meta:image-count="0" meta:object-count="0" meta:page-count="2" meta:paragraph-count="40" meta:word-count="115" meta:character-count="573" meta:non-whitespace-character-count="495"/>
  </office:meta>
</office:document-meta>
</file>